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9de" officeooo:paragraph-rsid="001239de"/>
    </style:style>
    <style:style style:name="P2" style:family="paragraph" style:parent-style-name="Standard">
      <style:paragraph-properties fo:text-align="justify" style:justify-single-word="false"/>
      <style:text-properties officeooo:rsid="001239de" officeooo:paragraph-rsid="001239de"/>
    </style:style>
    <style:style style:name="P3" style:family="paragraph" style:parent-style-name="Standard">
      <style:paragraph-properties fo:text-align="start" style:justify-single-word="false"/>
      <style:text-properties officeooo:rsid="001239de" officeooo:paragraph-rsid="001239de"/>
    </style:style>
    <style:style style:name="T1" style:family="text">
      <style:text-properties officeooo:rsid="00133ccb"/>
    </style:style>
    <style:style style:name="T2" style:family="text">
      <style:text-properties officeooo:rsid="0014b5d4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waban soal 1 nomor 1-4</text:p>
      <text:p text:style-name="P1"/>
      <text:p text:style-name="P1">1. Variable dan Tipe Data dalam Bahasa Kotlin</text:p>
      <text:p text:style-name="P1"/>
      <text:p text:style-name="P2"><text:s text:c="3"/>Variable</text:p>
      <text:p text:style-name="P2"><text:s text:c="6"/>- val : Untuk variabel yang nilainya tidak dapat diubah (immutable).</text:p>
      <text:p text:style-name="P2"><text:s text:c="6"/>- var : Untuk variabel yang nilainya dapat diubah (mutable).</text:p>
      <text:p text:style-name="P2"/>
      <text:p text:style-name="P1"><text:s text:c="3"/>Tipe Data</text:p>
      <text:p text:style-name="P1"><text:s text:c="5"/>1. Angka (Numerik):</text:p>
      <text:p text:style-name="P1"><text:s text:c="7"/>- Byte, Short, Int, Long (bilangan bulat)</text:p>
      <text:p text:style-name="P1"><text:s text:c="7"/>- Float, Double (bilangan desimal)</text:p>
      <text:p text:style-name="P1"/>
      <text:p text:style-name="P1"><text:s text:c="5"/>2. Karakter (Character):</text:p>
      <text:p text:style-name="P1"><text:s text:c="7"/>- Char</text:p>
      <text:p text:style-name="P1"/>
      <text:p text:style-name="P1"><text:s text:c="4"/>3. Boolean:</text:p>
      <text:p text:style-name="P1"><text:s text:c="6"/>- Boolean (true/false)</text:p>
      <text:p text:style-name="P1"/>
      <text:p text:style-name="P1"><text:s text:c="4"/>4. String:</text:p>
      <text:p text:style-name="P1"><text:s text:c="7"/>- String (teks)</text:p>
      <text:p text:style-name="P1"/>
      <text:p text:style-name="P1"><text:s text:c="3"/>5. Array:</text:p>
      <text:p text:style-name="P1"><text:s text:c="7"/>- Array (kumpulan data dengan tipe yang sama)</text:p>
      <text:p text:style-name="P1"/>
      <text:p text:style-name="P1">2. Percabangan dalam Bahasa Pemrograman Kotlin</text:p>
      <text:p text:style-name="P1"/>
      <text:p text:style-name="P1"><text:s text:c="2"/>1. if dan else :</text:p>
      <text:p text:style-name="P1"><text:s text:c="6"/>- Menggunakan blok kondisi sederhana untuk memeriksa satu atau beberapa kondisi.</text:p>
      <text:p text:style-name="P1"/>
      <text:p text:style-name="P1"><text:s text:c="2"/>2. when :</text:p>
      <text:p text:style-name="P1"><text:s text:c="6"/>- Mengganti beberapa pernyataan `if-else if-else` untuk kondisi yang lebih kompleks atau banyak nilai.</text:p>
      <text:p text:style-name="P1"/>
      <text:p text:style-name="P1"><text:s/>Perbedaan:</text:p>
      <text:p text:style-name="P1"><text:s text:c="4"/>- if dan else : Cocok untuk kondisi sederhana.</text:p>
      <text:p text:style-name="P1"><text:s text:c="4"/>- when : Lebih bersih dan mudah dibaca untuk banyak kondisi atau nilai.</text:p>
      <text:p text:style-name="P1"/>
      <text:p text:style-name="P1"><text:span text:style-name="T2">3.</text:span> Function dalam Bahasa Kotlin</text:p>
      <text:p text:style-name="P1"/>
      <text:p text:style-name="P3"><text:s text:c="7"/>Fungsi adalah blok kode yang dapat digunakan kembali untuk menjalankan tugas tertentu <text:s text:c="5"/>Fungs<text:span text:style-name="T2">i </text:span>dapat menerima parameter dan mengembalikan nilai.</text:p>
      <text:p text:style-name="P2"/>
      <text:p text:style-name="P1"><text:span text:style-name="T2">4.</text:span> Function Generic dalam Kotlin</text:p>
      <text:p text:style-name="P1"/>
      <text:p text:style-name="P1">Fungsi generic memungkinkan kita untuk menulis fungsi yang dapat bekerja dengan berbagai tipe data tanpa menduplikasi kode. Fungsi ini didefinisikan menggunakan parameter tipe dalam tanda kurung sudut (`&lt;&gt;`).</text:p>
      <text:p text:style-name="P1"/>
      <text:p text:style-name="P1">Perbedaan:</text:p>
      <text:p text:style-name="P1">- Fungsi biasa : Bekerja dengan tipe data <text:span text:style-name="T4">tertentu</text:span> yang telah ditentukan.</text:p>
      <text:p text:style-name="P1"/>
      <text:p text:style-name="P1"><text:soft-page-break/>- Fungsi generic: Bekerja dengan berbagai tipe data menggunakan satu definisi fungsi yang sam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9:15:52.475563865</meta:creation-date>
    <dc:date>2024-07-28T20:03:45.668224070</dc:date>
    <meta:editing-duration>PT4M38S</meta:editing-duration>
    <meta:editing-cycles>1</meta:editing-cycles>
    <meta:document-statistic meta:table-count="0" meta:image-count="0" meta:object-count="0" meta:page-count="2" meta:paragraph-count="32" meta:word-count="223" meta:character-count="1538" meta:non-whitespace-character-count="1230"/>
    <meta:generator>LibreOffice/7.3.7.2$Linux_X86_64 LibreOffice_project/30$Build-2</meta:generator>
  </office:meta>
</office:document-meta>
</file>